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91443977F41BC731.png" manifest:media-type="image/png"/>
  <manifest:file-entry manifest:full-path="Pictures/100005810000031A0000031A90A9BB170713D465.svg" manifest:media-type="image/svg+xml"/>
  <manifest:file-entry manifest:full-path="Pictures/100000010000001E0000001E9579F1D1FD905DA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71f06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8b815"/>
    </style:style>
    <style:style style:name="P56" style:family="paragraph" style:parent-style-name="Standard">
      <style:text-properties officeooo:paragraph-rsid="0fce858d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d0b68a"/>
    </style:style>
    <style:style style:name="P59" style:family="paragraph" style:parent-style-name="Standard">
      <style:text-properties officeooo:paragraph-rsid="0fd655f2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Standard">
      <style:text-properties officeooo:paragraph-rsid="1087d72e"/>
    </style:style>
    <style:style style:name="P82" style:family="paragraph" style:parent-style-name="Footnote">
      <style:text-properties officeooo:paragraph-rsid="1094fa2b"/>
    </style:style>
    <style:style style:name="P83" style:family="paragraph" style:parent-style-name="Footnote">
      <style:text-properties officeooo:paragraph-rsid="10a1361c" fo:background-color="transparent"/>
    </style:style>
    <style:style style:name="P84" style:family="paragraph" style:parent-style-name="Standard">
      <style:text-properties officeooo:paragraph-rsid="10a2818a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7" style:family="paragraph" style:parent-style-name="Standard">
      <style:text-properties officeooo:paragraph-rsid="10ab7791"/>
    </style:style>
    <style:style style:name="P88" style:family="paragraph" style:parent-style-name="Standard">
      <style:text-properties officeooo:paragraph-rsid="10ad0bd8"/>
    </style:style>
    <style:style style:name="P89" style:family="paragraph" style:parent-style-name="Standard">
      <style:text-properties officeooo:paragraph-rsid="1000ee45"/>
    </style:style>
    <style:style style:name="P90" style:family="paragraph" style:parent-style-name="Standard">
      <style:text-properties officeooo:paragraph-rsid="0ff4e58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bb85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language="en" fo:country="GB"/>
    </style:style>
    <style:style style:name="T22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fo:language="en" fo:country="GB" officeooo:rsid="0f28d107"/>
    </style:style>
    <style:style style:name="T22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language="en" fo:country="GB" officeooo:rsid="10a5d07d"/>
    </style:style>
    <style:style style:name="T229" style:family="text">
      <style:text-properties officeooo:rsid="103c421a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officeooo:rsid="104d5027" style:font-weight-asian="bold" style:font-weight-complex="bold"/>
    </style:style>
    <style:style style:name="T232" style:family="text">
      <style:text-properties officeooo:rsid="1061b5b8"/>
    </style:style>
    <style:style style:name="T233" style:family="text">
      <style:text-properties officeooo:rsid="1069ed98"/>
    </style:style>
    <style:style style:name="T234" style:family="text">
      <style:text-properties officeooo:rsid="106d22f6"/>
    </style:style>
    <style:style style:name="T235" style:family="text">
      <style:text-properties style:text-underline-style="solid" style:text-underline-width="auto" style:text-underline-color="font-color" officeooo:rsid="0ff4a399"/>
    </style:style>
    <style:style style:name="T236" style:family="text">
      <style:text-properties officeooo:rsid="0ffa97b0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8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3"/>
      <text:p text:style-name="P41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5"><text:span text:style-name="Definition"><text:span text:style-name="T225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8" draw:name="Gebruiker 1" draw:style-name="gr2" draw:text-style-name="P97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4"><text:span text:style-name="Definition"><text:span text:style-name="T166">USER</text:span></text:span><text:span text:style-name="Definition"><text:span text:style-name="T224">na</text:span></text:span><text:span text:style-name="Definition"><text:span text:style-name="T226">me</text:span></text:span><text:span text:style-name="T165"><text:tab/><text:tab/><text:tab/> </text:span><text:span text:style-name="T165"><draw:control text:anchor-type="as-char" svg:y="-0.4cm" draw:z-index="19" draw:name="Gberuikersnaam 2" draw:style-name="gr2" draw:text-style-name="P97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5"><text:span text:style-name="Definition"><text:span text:style-name="T228">serv</text:span></text:span><text:span text:style-name="Definition"><text:span text:style-name="T224">ERNA</text:span></text:span><text:span text:style-name="Definition"><text:span text:style-name="T226">me</text:span></text:span><text:span text:style-name="T185"><text:tab/><text:tab/> </text:span><text:span text:style-name="T224"><draw:control text:anchor-type="as-char" svg:y="-0.4cm" draw:z-index="20" draw:name="Computernaam 1" draw:style-name="gr2" draw:text-style-name="P97" svg:width="6.4cm" svg:height="0.6cm" draw:control="control19"><svg:title>Computernaam</svg:title><svg:desc>Unieke naam van de computer</svg:desc></draw:control></text:span><text:span text:style-name="T224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5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21" draw:name="Gebruiker 2" draw:style-name="gr2" draw:text-style-name="P97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4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2" draw:name="Gberuikersnaam 1" draw:style-name="gr2" draw:text-style-name="P97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5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4"><text:span text:style-name="T70">New installation?</text:span><text:span text:style-name="T30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1">.</text:span></text:p>
      <text:p text:style-name="P42"/>
      <text:p text:style-name="P44"><text:span text:style-name="Strong_20_Emphasis"><text:span text:style-name="T28"/></text:span></text:p>
      <text:list xml:id="list3154108410" text:style-name="L1">
        <text:list-item>
          <text:p text:style-name="P93"><text:bookmark-start text:name="__RefNumPara__4083_1271708128"/>Prepar<text:span text:style-name="T232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4" draw:name="Vorm 5" draw:style-name="gr1" draw:text-style-name="P9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5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8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8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3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5" draw:name="Vorm 7" draw:style-name="gr1" draw:text-style-name="P9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15303142227282" text:continue-numbering="true" text:style-name="L1">
        <text:list-item>
          <text:p text:style-name="P92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9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5"><draw:control text:anchor-type="as-char" draw:z-index="4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8">Boot the computer from</text:span><text:span text:style-name="T139"><text:note text:id="ftn4" text:note-class="footnote"><text:note-citation>1</text:note-citation><text:note-body><text:p text:style-name="P83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2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5" draw:name="Vorm13" draw:style-name="gr1" draw:text-style-name="P96" svg:width="0.35cm" svg:height="0.35cm" draw:control="control4"/></text:p>
          </table:table-cell>
          <table:table-cell table:style-name="_32_._5f_Installatie_5f_uitvoeren.C6" office:value-type="string">
            <text:p text:style-name="P55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69">Click on <text:span text:style-name="T230">othe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0">Click on <text:span text:style-name="T230">Europe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1">Click on <text:span text:style-name="T230">Netherlands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5"><draw:control text:anchor-type="as-char" draw:z-index="16" draw:name="Vorm 1" draw:style-name="gr1" draw:text-style-name="P96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8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5"><draw:control text:anchor-type="as-char" draw:z-index="17" draw:name="Vorm 2" draw:style-name="gr1" draw:text-style-name="P96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4"><text:span text:style-name="T234">At</text:span><text:span text:style-name="T233"> </text:span><text:span text:style-name="T230">Set up users and passwords</text:span><text:span text:style-name="T233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3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6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1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5">Enter <text:span text:style-name="T230">User </text:span><text:span text:style-name="T231">n</text:span><text:span text:style-name="T230">ame for you</text:span><text:span text:style-name="T231">r</text:span><text:span text:style-name="T230"> account</text:span><text:span text:style-name="Strong_20_Emphasis"><text:span text:style-name="T6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7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2"><text:span text:style-name="Strong_20_Emphasis"><text:span text:style-name="T62"/></text:span></text:p>
      <text:list xml:id="list115302397469564" text:continue-numbering="true" text:style-name="L1">
        <text:list-item>
          <text:p text:style-name="P95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6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4"><draw:control text:anchor-type="as-char" draw:z-index="23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useradd --create-home -- comm<text:span text:style-name="T236">e</text:span>n<text:span text:style-name="T236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5">sudo passwd <text:span text:style-name="T235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4"><draw:control text:anchor-type="as-char" draw:z-index="24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89"><text:span text:style-name="Strong_20_Emphasis"><text:span text:style-name="T35">Install </text:span></text:span><text:span text:style-name="Strong_20_Emphasis"><text:span text:style-name="T54">updates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3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5"><draw:control text:anchor-type="as-char" draw:z-index="9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7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7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33"><text:span text:style-name="Strong_20_Emphasis"><text:span text:style-name="T27"><text:tab/></text:span></text:span></text:p>
      <text:p text:style-name="P34"><text:span text:style-name="Strong_20_Emphasis"><text:span text:style-name="T42"/></text:span></text:p>
      <text:list xml:id="list115302899863177" text:continue-numbering="true" text:style-name="L1">
        <text:list-item>
          <text:p text:style-name="P94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0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2" draw:name="Vorm36_ 1" draw:style-name="gr1" draw:text-style-name="P96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6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1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3" draw:name="Vorm36_ 2" draw:style-name="gr1" draw:text-style-name="P96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7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8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8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9"/>
      <text:p text:style-name="P46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8"> / </text:span></text:span><text:a xlink:type="simple" xlink:href="https://creativecommons.org/publicdomain/zero/1.0" text:style-name="Internet_20_link" text:visited-style-name="Visited_20_Internet_20_Link"><text:span text:style-name="Emphasis"><text:span text:style-name="T221">CC0 1.0</text:span></text:span></text:a><text:span text:style-name="Emphasis"><text:span text:style-name="T222"> </text:span></text:span><text:span text:style-name="Emphasis"><text:span text:style-name="T223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9579F1D1FD905DA7.png" xlink:type="simple" xlink:show="embed" xlink:actuate="onLoad" draw:mime-type="image/png"/></draw:frame></draw:a></text:span></text:span><text:span text:style-name="Emphasis"><text:span text:style-name="T23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91443977F41BC731.png" xlink:type="simple" xlink:show="embed" xlink:actuate="onLoad" draw:mime-type="image/png"/></draw:frame></draw:a></text:span></text:span><text:span text:style-name="Emphasis"><text:span text:style-name="T23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28T11:53:02.057196786">28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3:01.919072828</dc:date>
    <meta:keyword>Installatie</meta:keyword>
    <meta:keyword>Checklist</meta:keyword>
    <meta:keyword>Linux</meta:keyword>
    <meta:editing-cycles>6982</meta:editing-cycles>
    <meta:editing-duration>P12DT7H25M45S</meta:editing-duration>
    <meta:print-date>2021-03-23T20:07:57.967210640</meta:print-date>
    <dc:creator>Karel Zimmer</dc:creator>
    <meta:document-statistic meta:table-count="4" meta:image-count="2" meta:object-count="0" meta:page-count="4" meta:paragraph-count="90" meta:word-count="486" meta:character-count="3085" meta:non-whitespace-character-count="2632"/>
    <meta:user-defined meta:name="Info 1"/>
    <meta:user-defined meta:name="Info 2"/>
    <meta:user-defined meta:name="Info 3"/>
    <meta:user-defined meta:name="Info 4"/>
  </office:meta>
</office:document-meta>
</file>